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officeooo:rsid="0015e7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e Banner der Menschen sind weiß und haben einen <text:span text:style-name="T1">Falken</text:span> als Symbol, da die Menschen des Königreichs den Stab des Windes besitzen,</text:p>
      <text:p text:style-name="Standard"/>
      <text:p text:style-name="Standard">Die Banner der Dunkelelfen sind braun und haben einen grünen Baum als Wappenzeichen. Dieses wurde von ihnen entworfen nachdem sie den Karornwald besetzte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mino Dauth</meta:initial-creator>
    <meta:creation-date>2010-05-24T14:46:47</meta:creation-date>
    <meta:generator>OpenOffice.org/3.2$Linux OpenOffice.org_project/320m19$Build-9505</meta:generator>
    <dc:date>2011-01-16T09:48:45</dc:date>
    <dc:creator>Tamino Dauth</dc:creator>
    <meta:editing-duration>PT00H12M09S</meta:editing-duration>
    <meta:editing-cycles>2</meta:editing-cycles>
    <meta:document-statistic meta:table-count="0" meta:image-count="0" meta:object-count="0" meta:page-count="1" meta:paragraph-count="2" meta:word-count="45" meta:character-count="285"/>
  </office:meta>
</office:document-meta>
</file>